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5983b0" draw:marker-start="" draw:marker-start-width="0.321cm" draw:marker-end-width="0.321cm" draw:fill-color="#ffffff" draw:textarea-horizontal-align="justify" draw:textarea-vertical-align="middle" draw:auto-grow-height="false" fo:min-height="16.932cm" fo:min-width="17.215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textarea-horizontal-align="justify" draw:textarea-vertical-align="middle" draw:auto-grow-height="false" fo:min-height="1.419cm" fo:min-width="1.2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74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3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2.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2.9cm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0.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5cm" fo:min-width="0.9cm"/>
    </style:style>
    <style:style style:name="gr10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2.01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88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149cm"/>
      <style:paragraph-properties style:writing-mode="lr-tb"/>
    </style:style>
    <style:style style:name="gr17" style:family="graphic" style:parent-style-name="standard">
      <style:graphic-properties svg:stroke-color="#666666" draw:fill-color="#cccccc" draw:textarea-vertical-align="middle" draw:auto-grow-height="false" fo:min-height="2.651cm" fo:min-width="2.901cm"/>
    </style:style>
    <style:style style:name="gr18" style:family="graphic" style:parent-style-name="standard">
      <style:graphic-properties svg:stroke-color="#666666" draw:fill-color="#cccccc" draw:textarea-vertical-align="middle" draw:auto-grow-height="false" fo:min-height="2.751cm" fo:min-width="2.901cm"/>
    </style:style>
    <style:style style:name="gr19" style:family="graphic" style:parent-style-name="standard">
      <style:graphic-properties draw:stroke="none" svg:stroke-color="#000000" draw:fill="none" draw:fill-color="#ffffff" fo:min-height="1.3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23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2" style:family="paragraph"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text-position="-33% 58%" fo:font-size="24pt" fo:font-weight="bold" style:font-size-asian="24pt" style:font-weight-asian="bold" style:font-size-complex="24pt" style:font-weight-complex="bold"/>
    </style:style>
    <style:style style:name="T4" style:family="text">
      <style:text-properties style:text-position="-33% 58%" fo:font-size="22pt" fo:font-weight="bold" style:font-size-asian="22pt" style:font-weight-asian="bold" style:font-size-complex="22pt" style:font-weight-complex="bold"/>
    </style:style>
    <style:style style:name="T5" style:family="text">
      <style:text-properties style:text-position="0% 100%" fo:font-size="22pt" fo:font-weight="bold" style:font-size-asian="22pt" style:font-weight-asian="bold" style:font-size-complex="22pt" style:font-weight-complex="bold"/>
    </style:style>
    <style:style style:name="T6" style:family="text">
      <style:text-properties style:text-position="-33% 58%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18pt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95cm" svg:height="17.262cm" svg:x="1.605cm" svg:y="2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6cm" svg:y1="10.9cm" svg:x2="19.395cm" svg:y2="10.9cm">
          <text:p/>
        </draw:line>
        <draw:line draw:style-name="gr2" draw:text-style-name="P2" draw:layer="layout" svg:x1="10.5cm" svg:y1="19.6cm" svg:x2="10.499cm" svg:y2="2.338cm">
          <text:p/>
        </draw:line>
        <draw:custom-shape draw:style-name="gr3" draw:text-style-name="P3" draw:layer="layout" svg:width="2.432cm" svg:height="2.359cm" svg:x="0.4cm" svg:y="5.241cm">
          <text:p text:style-name="P3"><text:span text:style-name="T1">+</text:span></text:p>
          <text:p text:style-name="P3"><text:span text:style-name="T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879cm" svg:height="2.999cm" svg:x="0.121cm" svg:y="7.4cm">
          <draw:text-box>
            <text:p><text:span text:style-name="T2">V</text:span><text:span text:style-name="T3">a</text:span></text:p>
          </draw:text-box>
        </draw:frame>
        <draw:custom-shape draw:style-name="gr5" draw:text-style-name="P3" draw:layer="layout" svg:width="4cm" svg:height="1.4cm" svg:x="3.4cm" svg:y="1.6cm">
          <text:p text:style-name="P3"><text:span text:style-name="T1">R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.4cm" svg:x="3.9cm" svg:y="10.3cm">
          <text:p text:style-name="P3"><text:span text:style-name="T1">R</text:span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.4cm" svg:x="12.9cm" svg:y="1.6cm">
          <text:p text:style-name="P3"><text:span text:style-name="T1">R</text:span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.4cm" svg:x="4cm" svg:y="18.9cm">
          <text:p text:style-name="P3"><text:span text:style-name="T1">R</text:span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.4cm" svg:x="13.2cm" svg:y="10.2cm">
          <text:p text:style-name="P3"><text:span text:style-name="T1">R</text:span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4cm" svg:height="1.4cm" draw:transform="rotate (1.5707963267949) translate (0.8cm 16.8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4cm" svg:height="1.4cm" draw:transform="rotate (1.5707963267949) translate (9.8cm 8.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8cm" svg:height="3.6cm" svg:x="9.1cm" svg:y="13.5cm">
          <text:p text:style-name="P3"><text:span text:style-name="T1">+</text:span></text:p>
          <text:p text:style-name="P3"><text:span text:style-name="T1">-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5" draw:layer="layout" svg:width="2.8cm" svg:height="3.6cm" svg:x="18cm" svg:y="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2" draw:layer="layout" svg:x1="19.4cm" svg:y1="6.903cm" svg:x2="19.4cm" svg:y2="5.3cm">
          <text:p/>
        </draw:line>
        <draw:frame draw:style-name="gr11" draw:text-style-name="P6" draw:layer="layout" svg:width="4.8cm" svg:height="2.261cm" svg:x="15.7cm" svg:y="7.139cm">
          <draw:text-box>
            <text:p><text:span text:style-name="T1">I</text:span><text:span text:style-name="T4">b</text:span><text:span text:style-name="T5"> = K</text:span><text:span text:style-name="T4">b </text:span><text:span text:style-name="T5">V</text:span><text:span text:style-name="T4">b</text:span></text:p>
            <text:p><text:span text:style-name="T6"/></text:p>
          </draw:text-box>
        </draw:frame>
        <draw:frame draw:style-name="gr12" draw:text-style-name="P7" draw:layer="layout" svg:width="1.5cm" svg:height="1.5cm" svg:x="0.8cm" svg:y="14.7cm">
          <draw:text-box>
            <text:p><text:span text:style-name="T1">R</text:span><text:span text:style-name="T4">6</text:span></text:p>
          </draw:text-box>
        </draw:frame>
        <draw:frame draw:style-name="gr12" draw:text-style-name="P7" draw:layer="layout" svg:width="1.5cm" svg:height="1.5cm" svg:x="9.8cm" svg:y="6.1cm">
          <draw:text-box>
            <text:p><text:span text:style-name="T1">R</text:span><text:span text:style-name="T4">3</text:span></text:p>
          </draw:text-box>
        </draw:frame>
        <draw:frame draw:style-name="gr13" draw:text-style-name="P8" draw:layer="layout" svg:width="3.8cm" svg:height="1.305cm" svg:x="6.7cm" svg:y="16.6cm">
          <draw:text-box>
            <text:p><text:span text:style-name="T1">V</text:span><text:span text:style-name="T4">c</text:span><text:span text:style-name="T5"> = K</text:span><text:span text:style-name="T4">c</text:span><text:span text:style-name="T5"> I</text:span><text:span text:style-name="T4">c</text:span></text:p>
          </draw:text-box>
        </draw:frame>
        <draw:frame draw:style-name="gr14" draw:text-style-name="P9" draw:layer="layout" svg:width="4.2cm" svg:height="3.135cm" svg:x="5.9cm" svg:y="5.2cm">
          <draw:text-box>
            <text:p><text:span text:style-name="T7"><text:s text:c="17"/></text:span><text:span text:style-name="T1">+</text:span></text:p>
            <text:p><text:span text:style-name="T1"><text:s text:c="9"/></text:span><text:span text:style-name="T2">V</text:span><text:span text:style-name="T3">b</text:span><text:span text:style-name="T2"> </text:span><text:span text:style-name="T1"><text:s text:c="19"/>-</text:span></text:p>
          </draw:text-box>
        </draw:frame>
        <draw:custom-shape draw:style-name="gr3" draw:text-style-name="P3" draw:layer="layout" svg:width="2.432cm" svg:height="2.359cm" svg:x="18.2cm" svg:y="13.741cm">
          <text:p text:style-name="P3"><text:span text:style-name="T1"/></text:p>
          <text:p text:style-name="P3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9.4cm" svg:y1="15.603cm" svg:x2="19.4cm" svg:y2="14cm">
          <text:p/>
        </draw:line>
        <draw:frame draw:style-name="gr15" draw:text-style-name="P4" draw:layer="layout" svg:width="1.3cm" svg:height="1.6cm" svg:x="19.5cm" svg:y="12.5cm">
          <draw:text-box>
            <text:p><text:span text:style-name="T2">I</text:span><text:span text:style-name="T3">d</text:span></text:p>
          </draw:text-box>
        </draw:frame>
        <draw:line draw:style-name="gr10" draw:text-style-name="P2" draw:layer="layout" svg:x1="2.7cm" svg:y1="17.5cm" svg:x2="2.7cm" svg:y2="19.103cm">
          <text:p/>
        </draw:line>
        <draw:frame draw:style-name="gr16" draw:text-style-name="P4" draw:layer="layout" svg:width="1.5cm" svg:height="1.399cm" svg:x="2.8cm" svg:y="17.5cm">
          <draw:text-box>
            <text:p><text:span text:style-name="T2">I</text:span><text:span text:style-name="T3">c</text:span></text:p>
          </draw:text-box>
        </draw:frame>
        <draw:custom-shape draw:style-name="gr17" draw:text-style-name="P10" draw:layer="layout" svg:width="3.4cm" svg:height="2.9cm" svg:x="3.9cm" svg:y="5.4cm">
          <text:p/>
          <draw:enhanced-geometry svg:viewBox="0 0 21600 21600" draw:mirror-vertical="fals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10" draw:layer="layout" svg:width="3.4cm" svg:height="3cm" draw:transform="rotate (-3.14159265358979) translate (16.6cm 8.3cm)">
          <text:p/>
          <draw:enhanced-geometry svg:viewBox="0 0 21600 21600" draw:mirror-vertical="tru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10" draw:layer="layout" svg:width="3.4cm" svg:height="3cm" draw:transform="rotate (-3.14159265358979) translate (7.6cm 17.1cm)">
          <text:p/>
          <draw:enhanced-geometry svg:viewBox="0 0 21600 21600" draw:mirror-vertical="tru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10" draw:layer="layout" svg:width="3.4cm" svg:height="3cm" draw:transform="rotate (-3.14159265358979) translate (17cm 17.1cm)">
          <text:p/>
          <draw:enhanced-geometry svg:viewBox="0 0 21600 21600" draw:mirror-vertical="tru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6" draw:text-style-name="P4" draw:layer="layout" svg:width="2cm" svg:height="1.399cm" svg:x="5.1cm" svg:y="6.401cm">
          <draw:text-box>
            <text:p><text:span text:style-name="T2">I</text:span><text:span text:style-name="T3">1</text:span></text:p>
          </draw:text-box>
        </draw:frame>
        <draw:frame draw:style-name="gr19" draw:text-style-name="P4" draw:layer="layout" svg:width="2cm" svg:height="1.599cm" svg:x="14.4cm" svg:y="6.2cm">
          <draw:text-box>
            <text:p><text:span text:style-name="T2">I</text:span><text:span text:style-name="T3">2</text:span></text:p>
          </draw:text-box>
        </draw:frame>
        <draw:frame draw:style-name="gr16" draw:text-style-name="P4" draw:layer="layout" svg:width="2cm" svg:height="1.399cm" svg:x="5.4cm" svg:y="14.8cm">
          <draw:text-box>
            <text:p><text:span text:style-name="T2">I</text:span><text:span text:style-name="T3">3</text:span></text:p>
          </draw:text-box>
        </draw:frame>
        <draw:frame draw:style-name="gr20" draw:text-style-name="P4" draw:layer="layout" svg:width="2cm" svg:height="1.4cm" svg:x="14.9cm" svg:y="14.9cm">
          <draw:text-box>
            <text:p><text:span text:style-name="T2">I</text:span><text:span text:style-name="T3">4</text:span></text:p>
          </draw:text-box>
        </draw:frame>
        <draw:frame draw:style-name="gr21" draw:text-style-name="P11" draw:layer="layout" svg:width="3.3cm" svg:height="0.962cm" svg:x="4.3cm" svg:y="4.1cm">
          <draw:text-box>
            <text:p><text:span text:style-name="T8">Mesh 1</text:span></text:p>
          </draw:text-box>
        </draw:frame>
        <draw:frame draw:style-name="gr21" draw:text-style-name="P11" draw:layer="layout" svg:width="3.3cm" svg:height="0.962cm" svg:x="13.5cm" svg:y="4.138cm">
          <draw:text-box>
            <text:p><text:span text:style-name="T8">Mesh 2</text:span></text:p>
          </draw:text-box>
        </draw:frame>
        <draw:frame draw:style-name="gr21" draw:text-style-name="P11" draw:layer="layout" svg:width="3.3cm" svg:height="0.962cm" svg:x="14cm" svg:y="12.868cm">
          <draw:text-box>
            <text:p><text:span text:style-name="T8">Mesh 4</text:span></text:p>
          </draw:text-box>
        </draw:frame>
        <draw:frame draw:style-name="gr21" draw:text-style-name="P11" draw:layer="layout" svg:width="3.3cm" svg:height="0.962cm" svg:x="4.5cm" svg:y="12.8cm">
          <draw:text-box>
            <text:p><text:span text:style-name="T8">Mesh 3</text:span></text:p>
          </draw:text-box>
        </draw:frame>
        <draw:frame draw:style-name="gr22" draw:text-style-name="P13" draw:layer="layout" svg:width="1.7cm" svg:height="2cm" svg:x="0.7cm" svg:y="0.9cm">
          <draw:text-box>
            <text:p text:style-name="P12"><text:span text:style-name="T2">V</text:span><text:span text:style-name="T3">1</text:span></text:p>
          </draw:text-box>
        </draw:frame>
        <draw:frame draw:style-name="gr22" draw:text-style-name="P13" draw:layer="layout" svg:width="1.7cm" svg:height="2cm" svg:x="9.6cm" svg:y="0.9cm">
          <draw:text-box>
            <text:p text:style-name="P12"><text:span text:style-name="T2">V</text:span><text:span text:style-name="T3">6</text:span></text:p>
          </draw:text-box>
        </draw:frame>
        <draw:frame draw:style-name="gr22" draw:text-style-name="P13" draw:layer="layout" svg:width="1.7cm" svg:height="2cm" svg:x="0.2cm" svg:y="9.9cm">
          <draw:text-box>
            <text:p text:style-name="P12"><text:span text:style-name="T2">V</text:span><text:span text:style-name="T3">2</text:span></text:p>
          </draw:text-box>
        </draw:frame>
        <draw:frame draw:style-name="gr22" draw:text-style-name="P13" draw:layer="layout" svg:width="1.7cm" svg:height="2cm" svg:x="19.2cm" svg:y="1.3cm">
          <draw:text-box>
            <text:p text:style-name="P12"><text:span text:style-name="T2">V</text:span><text:span text:style-name="T3">5</text:span></text:p>
          </draw:text-box>
        </draw:frame>
        <draw:frame draw:style-name="gr22" draw:text-style-name="P13" draw:layer="layout" svg:width="1.7cm" svg:height="2cm" svg:x="10.6cm" svg:y="9.6cm">
          <draw:text-box>
            <text:p text:style-name="P12"><text:span text:style-name="T2">V</text:span><text:span text:style-name="T3">7</text:span></text:p>
          </draw:text-box>
        </draw:frame>
        <draw:frame draw:style-name="gr22" draw:text-style-name="P13" draw:layer="layout" svg:width="1.7cm" svg:height="2cm" svg:x="0.7cm" svg:y="0.9cm">
          <draw:text-box>
            <text:p text:style-name="P12"><text:span text:style-name="T2">V</text:span><text:span text:style-name="T3">1</text:span></text:p>
          </draw:text-box>
        </draw:frame>
        <draw:frame draw:style-name="gr22" draw:text-style-name="P13" draw:layer="layout" svg:width="1.7cm" svg:height="2cm" svg:x="0.5cm" svg:y="19cm">
          <draw:text-box>
            <text:p text:style-name="P12"><text:span text:style-name="T2">V</text:span><text:span text:style-name="T3">3</text:span></text:p>
          </draw:text-box>
        </draw:frame>
        <draw:frame draw:style-name="gr22" draw:text-style-name="P13" draw:layer="layout" svg:width="1.7cm" svg:height="2cm" svg:x="19.4cm" svg:y="10.2cm">
          <draw:text-box>
            <text:p text:style-name="P12"><text:span text:style-name="T2">V</text:span><text:span text:style-name="T3">4</text:span></text:p>
          </draw:text-box>
        </draw:frame>
        <draw:line draw:style-name="gr23" draw:text-style-name="P2" draw:layer="layout" svg:x1="10.5cm" svg:y1="19.6cm" svg:x2="10.5cm" svg:y2="20.5cm">
          <text:p/>
        </draw:line>
        <draw:line draw:style-name="gr23" draw:text-style-name="P2" draw:layer="layout" svg:x1="9.381cm" svg:y1="20.468cm" svg:x2="11.681cm" svg:y2="20.468cm">
          <text:p/>
        </draw:line>
        <draw:line draw:style-name="gr23" draw:text-style-name="P2" draw:layer="layout" svg:x1="9.7cm" svg:y1="20.9cm" svg:x2="11.5cm" svg:y2="20.9cm">
          <text:p/>
        </draw:line>
        <draw:line draw:style-name="gr23" draw:text-style-name="P2" draw:layer="layout" svg:x1="10cm" svg:y1="21.3cm" svg:x2="11.1cm" svg:y2="21.3cm">
          <text:p/>
        </draw:line>
        <draw:frame draw:style-name="gr24" draw:text-style-name="P13" draw:layer="layout" svg:width="2.9cm" svg:height="1.2cm" svg:x="11.6cm" svg:y="20.3cm">
          <draw:text-box>
            <text:p text:style-name="P12"><text:span text:style-name="T2">GN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12:44:50.992265222</meta:creation-date>
    <meta:editing-duration>PT47M22S</meta:editing-duration>
    <meta:editing-cycles>14</meta:editing-cycles>
    <meta:generator>LibreOffice/6.4.6.2$Linux_X86_64 LibreOffice_project/40$Build-2</meta:generator>
    <dc:date>2021-03-21T15:48:36.001216085</dc:date>
    <meta:document-statistic meta:object-count="50"/>
  </office:meta>
</office:document-meta>
</file>